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SyncFailureTests.unless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.syncWithTwoGetOperations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yncFailur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SyncFailureTests.syncWithAnother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test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.severalCaches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.syncWithAnotherOperation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imp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yncFailureTests.syncWithTwo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SyncFailureTests.severalCaches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.unless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yncFailure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SyncFailureTests.severalCachesWithResolved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.severalCachesWithResolved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